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8mm"/>
    </style:style>
    <style:style style:name="co2" style:family="table-column">
      <style:table-column-properties fo:break-before="auto" style:column-width="20.51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31.84mm"/>
    </style:style>
    <style:style style:name="co6" style:family="table-column">
      <style:table-column-properties fo:break-before="auto" style:column-width="6.97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5.03mm"/>
    </style:style>
    <style:style style:name="co9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13.86mm"/>
    </style:style>
    <style:style style:name="co11" style:family="table-column">
      <style:table-column-properties fo:break-before="auto" style:column-width="23mm"/>
    </style:style>
    <style:style style:name="co12" style:family="table-column">
      <style:table-column-properties fo:break-before="auto" style:column-width="18.0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_dynami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xecution time</text:p>
          </table:table-cell>
          <table:table-cell office:value-type="float" office:value="2182237" calcext:value-type="float">
            <text:p>2182237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:.B10])" office:value-type="float" office:value="2216539" calcext:value-type="float">
            <text:p>2216539</text:p>
          </table:table-cell>
          <table:table-cell/>
          <table:table-cell table:formula="of:=AVERAGE([.D1:.D10])" office:value-type="float" office:value="195.2" calcext:value-type="float">
            <text:p>195,2</text:p>
          </table:table-cell>
          <table:table-cell table:formula="of:=[.H1]*[.J1]-[.N1]" office:value-type="float" office:value="4.80000000000001" calcext:value-type="float">
            <text:p>4,8</text:p>
          </table:table-cell>
          <table:table-cell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65732" calcext:value-type="float">
            <text:p>2165732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75031" calcext:value-type="float">
            <text:p>2075031</text:p>
          </table:table-cell>
          <table:table-cell office:value-type="string" calcext:value-type="string">
            <text:p>total volum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37365" calcext:value-type="float">
            <text:p>2237365</text:p>
          </table:table-cell>
          <table:table-cell office:value-type="string" calcext:value-type="string">
            <text:p>total volu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51115" calcext:value-type="float">
            <text:p>2251115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97867" calcext:value-type="float">
            <text:p>2197867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04836" calcext:value-type="float">
            <text:p>2204836</text:p>
          </table:table-cell>
          <table:table-cell office:value-type="string" calcext:value-type="string">
            <text:p>total volum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97167" calcext:value-type="float">
            <text:p>2197167</text:p>
          </table:table-cell>
          <table:table-cell office:value-type="string" calcext:value-type="string">
            <text:p>total volum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91122" calcext:value-type="float">
            <text:p>2391122</text:p>
          </table:table-cell>
          <table:table-cell office:value-type="string" calcext:value-type="string">
            <text:p>total volu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62918" calcext:value-type="float">
            <text:p>2262918</text:p>
          </table:table-cell>
          <table:table-cell office:value-type="string" calcext:value-type="string">
            <text:p>total volu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1034393" calcext:value-type="float">
            <text:p>101034393</text:p>
          </table:table-cell>
          <table:table-cell office:value-type="string" calcext:value-type="string">
            <text:p>total volum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1:.B20])" office:value-type="float" office:value="102274247.8" calcext:value-type="float">
            <text:p>102274247,8</text:p>
          </table:table-cell>
          <table:table-cell/>
          <table:table-cell table:formula="of:=AVERAGE([.D11:.D20])" office:value-type="float" office:value="288.8" calcext:value-type="float">
            <text:p>288,8</text:p>
          </table:table-cell>
          <table:table-cell table:formula="of:=[.H11]*[.J11]-[.N11]" office:value-type="float" office:value="11.2" calcext:value-type="float">
            <text:p>11,2</text:p>
          </table:table-cell>
          <table:table-cell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7851963" calcext:value-type="float">
            <text:p>107851963</text:p>
          </table:table-cell>
          <table:table-cell office:value-type="string" calcext:value-type="string">
            <text:p>total volum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6814661" calcext:value-type="float">
            <text:p>106814661</text:p>
          </table:table-cell>
          <table:table-cell office:value-type="string" calcext:value-type="string">
            <text:p>total volum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7218109" calcext:value-type="float">
            <text:p>97218109</text:p>
          </table:table-cell>
          <table:table-cell office:value-type="string" calcext:value-type="string">
            <text:p>total volume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1138830" calcext:value-type="float">
            <text:p>101138830</text:p>
          </table:table-cell>
          <table:table-cell office:value-type="string" calcext:value-type="string">
            <text:p>total volum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8700976" calcext:value-type="float">
            <text:p>108700976</text:p>
          </table:table-cell>
          <table:table-cell office:value-type="string" calcext:value-type="string">
            <text:p>total volum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9146483" calcext:value-type="float">
            <text:p>99146483</text:p>
          </table:table-cell>
          <table:table-cell office:value-type="string" calcext:value-type="string">
            <text:p>total volum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8103072" calcext:value-type="float">
            <text:p>98103072</text:p>
          </table:table-cell>
          <table:table-cell office:value-type="string" calcext:value-type="string">
            <text:p>total volum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5768372" calcext:value-type="float">
            <text:p>105768372</text:p>
          </table:table-cell>
          <table:table-cell office:value-type="string" calcext:value-type="string">
            <text:p>total volum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6965619" calcext:value-type="float">
            <text:p>96965619</text:p>
          </table:table-cell>
          <table:table-cell office:value-type="string" calcext:value-type="string">
            <text:p>total volum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9:24:02.659440051</dc:date>
    <meta:editing-duration>PT1M15S</meta:editing-duration>
    <meta:editing-cycles>2</meta:editing-cycles>
    <meta:generator>LibreOffice/4.4.5.2$Linux_X86_64 LibreOffice_project/40$Build-2</meta:generator>
    <meta:document-statistic meta:table-count="1" meta:cell-count="206" meta:object-count="0"/>
  </office:meta>
</office:document-meta>
</file>